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1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 style:data-style-name="N11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3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Factores</text:p>
          </table:table-cell>
          <table:table-cell table:style-name="ce1" office:value-type="string" calcext:value-type="string">
            <text:p>Peso %</text:p>
          </table:table-cell>
          <table:table-cell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</table:table-row>
        <table:table-row table:style-name="ro1">
          <table:table-cell/>
          <table:table-cell office:value-type="string" calcext:value-type="string">
            <text:p>Eficiencia</text:p>
          </table:table-cell>
          <table:table-cell office:value-type="percentage" office:value="0.05" calcext:value-type="percentage">
            <text:p>5.00%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 office:value-type="percentage" office:value="0.25" calcext:value-type="percentage">
            <text:p>25.0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scalabilidad</text:p>
          </table:table-cell>
          <table:table-cell office:value-type="percentage" office:value="0.1" calcext:value-type="percentage">
            <text:p>10.00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otencia de entrada</text:p>
          </table:table-cell>
          <table:table-cell office:value-type="percentage" office:value="0.25" calcext:value-type="percentage">
            <text:p>25.00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Velocidad</text:p>
          </table:table-cell>
          <table:table-cell office:value-type="percentage" office:value="0.2" calcext:value-type="percentage">
            <text:p>20.00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xactitud</text:p>
          </table:table-cell>
          <table:table-cell office:value-type="percentage" office:value="0.15" calcext:value-type="percentage">
            <text:p>15.00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5" table:formula="of:=SUM([.C4:.C9])" office:value-type="percentage" office:value="1" calcext:value-type="percentage">
            <text:p>100.00%</text:p>
          </table:table-cell>
          <table:table-cell table:style-name="ce3"/>
          <table:table-cell table:style-name="ce3" table:formula="of:=[.E4]*[.$C$4]+[.E5]*[.$C$5]+[.E6]*[.$C$6]+[.E7]*[.$C$7]+[.E8]*[.$C$8]+[.E9]*[.$C$9]" office:value-type="float" office:value="8.75" calcext:value-type="float">
            <text:p>8.75</text:p>
          </table:table-cell>
          <table:table-cell table:style-name="ce3" table:formula="of:=[.F4]*[.$C$4]+[.F5]*[.$C$5]+[.F6]*[.$C$6]+[.F7]*[.$C$7]+[.F8]*[.$C$8]+[.F9]*[.$C$9]" office:value-type="float" office:value="8.75" calcext:value-type="float">
            <text:p>8.75</text:p>
          </table:table-cell>
          <table:table-cell table:style-name="ce3" table:formula="of:=[.G4]*[.$C$4]+[.G5]*[.$C$5]+[.G6]*[.$C$6]+[.G7]*[.$C$7]+[.G8]*[.$C$8]+[.G9]*[.$C$9]" office:value-type="float" office:value="8.1" calcext:value-type="float">
            <text:p>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1:54:19.882161099</meta:creation-date>
    <dc:date>2022-04-09T02:11:38.302920307</dc:date>
    <meta:editing-duration>PT4M18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